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294510856224">
          <table:table-cell table:style-name="Table1.A1" office:value-type="string">
            <text:p text:style-name="Table_20_Contents"/>
          </table:table-cell>
        </table:table-row>
        <table:table-row table:style-name="TableLine94294510856224">
          <table:table-cell table:style-name="Table1.A2" office:value-type="string">
            <text:p text:style-name="Table_20_Contents"/>
          </table:table-cell>
        </table:table-row>
        <table:table-row table:style-name="TableLine94294510856224">
          <table:table-cell table:style-name="Table1.A2" office:value-type="string">
            <text:p text:style-name="Table_20_Contents"/>
          </table:table-cell>
        </table:table-row>
        <table:table-row table:style-name="TableLine94294510856224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0T11:10:35.814877547</meta:creation-date>
    <dc:date>2020-12-10T11:11:09.952115696</dc:date>
    <meta:editing-duration>PT35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7.2.0.0.alpha0$Linux_X86_64 LibreOffice_project/f0878173e1963cf8db5f60ced6d19da24e18bc41</meta:generator>
  </office:meta>
</office:document-meta>
</file>